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6.482cm" style:rel-column-width="3675*"/>
    </style:style>
    <style:style style:name="Tabelle1.B" style:family="table-column">
      <style:table-column-properties style:column-width="10.516cm" style:rel-column-width="596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color="#ff3333"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fo:color="#ff3333" style:font-name="Times New Roman" fo:font-size="12pt" style:font-size-asian="12pt" style:font-size-complex="12pt"/>
    </style:style>
    <style:style style:name="T1" style:family="text">
      <style:text-properties style:font-name="Arial" fo:font-size="14pt" style:font-name-asian="Times New Roman" style:font-size-asian="14pt" style:language-asian="de" style:country-asian="DE" style:font-name-complex="Arial" style:font-size-complex="14pt"/>
    </style:style>
    <style:style style:name="T2" style:family="text">
      <style:text-properties fo:font-size="14pt" style:font-name-asian="Times New Roman" style:font-size-asian="14pt" style:language-asian="de" style:country-asian="DE" style:font-name-complex="Arial" style:font-size-complex="14pt"/>
    </style:style>
    <style:style style:name="T3" style:family="text">
      <style:text-properties style:font-name-asian="Times New Roman" style:language-asian="de" style:country-asian="DE" style:font-name-complex="Arial"/>
    </style:style>
    <style:style style:name="T4" style:family="text">
      <style:text-properties fo:color="#ff3333" style:font-name-asian="Times New Roman" style:language-asian="de" style:country-asian="DE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tbindung von der ärztlichen Schweigepflicht</text:p>
      <text:p text:style-name="P3"/>
      <text:p text:style-name="P3">Hiermit entbinde ich,</text:p>
      <text:p text:style-name="P3"/>
      <text:p text:style-name="P6">Vorname(n) Nachname</text:p>
      <text:p text:style-name="P6">Straße Hausnummer</text:p>
      <text:p text:style-name="P6">Postleitzahl Ort</text:p>
      <text:p text:style-name="P3"/>
      <text:p text:style-name="P3">die mich behandelnden Ärzte von ihrer ärztlichen Schweigepflicht und <text:span text:style-name="T3">bitte sie sowie die betreffenden</text:span></text:p>
      <text:p text:style-name="P4"><text:span text:style-name="T3">Einrichtungen, nachfolgenden Personen Informationen über meinen Gesundheitszustand zu geben und auf Wunsch Einblick in Krankenakten zu gewähren:</text:span></text:p>
      <text:p text:style-name="P4"><text:span text:style-name="T3"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Gutachter*in 1</text:p>
          </table:table-cell>
          <table:table-cell table:style-name="Tabelle1.B1" office:value-type="string">
            <text:p text:style-name="P2">Vorname Nachname</text:p>
            <text:p text:style-name="P2">Straße Hausnummer</text:p>
            <text:p text:style-name="P2">Postleitzahl Ort</text:p>
            <text:p text:style-name="P2">Telefonnummer</text:p>
            <text:p text:style-name="P2">Fax</text:p>
            <text:p text:style-name="P2">E-Mail</text:p>
          </table:table-cell>
        </table:table-row>
        <table:table-row>
          <table:table-cell table:style-name="Tabelle1.A2" office:value-type="string">
            <text:p text:style-name="P1">Gutachter*in 2</text:p>
          </table:table-cell>
          <table:table-cell table:style-name="Tabelle1.B2" office:value-type="string">
            <text:p text:style-name="P2">Vorname Nachname</text:p>
            <text:p text:style-name="P2">Straße Hausnummer</text:p>
            <text:p text:style-name="P2">Postleitzahl Ort</text:p>
            <text:p text:style-name="P2">Telefonnummer</text:p>
            <text:p text:style-name="P2">Fax</text:p>
            <text:p text:style-name="P2">E-Mail</text:p>
          </table:table-cell>
        </table:table-row>
        <table:table-row>
          <table:table-cell table:style-name="Tabelle1.A2" office:value-type="string">
            <text:p text:style-name="P1">(ggf. Behandelnde Therapieperson)</text:p>
          </table:table-cell>
          <table:table-cell table:style-name="Tabelle1.B2" office:value-type="string">
            <text:p text:style-name="P2">Vorname Nachname</text:p>
            <text:p text:style-name="P2">Straße Hausnummer</text:p>
            <text:p text:style-name="P2">Postleitzahl Ort</text:p>
            <text:p text:style-name="P2">Telefonnummer</text:p>
            <text:p text:style-name="P2">Fax</text:p>
            <text:p text:style-name="P2">E-Mail</text:p>
          </table:table-cell>
        </table:table-row>
      </table:table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4">Ort</text:span><text:span text:style-name="T3">, den </text:span><text:span text:style-name="T4">TT.MM.JJJJ <text:s text:c="4"/></text:span><text:span text:style-name="T3"><text:s text:c="29"/></text:span><text:span text:style-name="T4"><text:s/>[Unterschrift]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3S</meta:editing-duration>
    <meta:editing-cycles>3</meta:editing-cycles>
    <meta:generator>OpenOffice/4.1.6$Win32 OpenOffice.org_project/416m1$Build-9790</meta:generator>
    <dc:date>2019-12-31T03:35:19.77</dc:date>
    <meta:document-statistic meta:table-count="1" meta:image-count="0" meta:object-count="0" meta:page-count="1" meta:paragraph-count="29" meta:word-count="83" meta:character-count="705"/>
    <dc:creator>Elena Schmidt</dc:creator>
    <meta:user-defined meta:name="Info 1"/>
    <meta:user-defined meta:name="Info 2"/>
    <meta:user-defined meta:name="Info 3"/>
    <meta:user-defined meta:name="Info 4"/>
  </office:meta>
</office:document-meta>
</file>